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574"/>
    </style:style>
    <style:style style:name="P2" style:family="paragraph" style:parent-style-name="Standard">
      <style:text-properties officeooo:rsid="0018a574" officeooo:paragraph-rsid="0018a574"/>
    </style:style>
    <style:style style:name="T1" style:family="text">
      <style:text-properties officeooo:rsid="001a4efe"/>
    </style:style>
    <style:style style:name="T2" style:family="text">
      <style:text-properties officeooo:rsid="001b4b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put: Given date</text:p>
      <text:p text:style-name="P2">Output: Image from NASA API</text:p>
      <text:p text:style-name="P2"/>
      <text:p text:style-name="P2">* Will search via Given Date as input into REST API</text:p>
      <text:p text:style-name="P2">* <text:span text:style-name="T1">Date input in React</text:span></text:p>
      <text:p text:style-name="P2">* <text:span text:style-name="T1">Download images first then display them</text:span></text:p>
      <text:p text:style-name="P2">* <text:span text:style-name="T2">Same input twice should only make one call to the NASA AP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3T01:30:19.968822575</meta:creation-date>
    <dc:date>2022-07-23T02:00:39.150146524</dc:date>
    <meta:editing-duration>PT9M48S</meta:editing-duration>
    <meta:editing-cycles>1</meta:editing-cycles>
    <meta:document-statistic meta:table-count="0" meta:image-count="0" meta:object-count="0" meta:page-count="1" meta:paragraph-count="6" meta:word-count="44" meta:character-count="217" meta:non-whitespace-character-count="179"/>
    <meta:generator>LibreOffice/6.4.7.2$Linux_X86_64 LibreOffice_project/40$Build-2</meta:generator>
  </office:meta>
</office:document-meta>
</file>